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ECC2BB6CEC.png" manifest:media-type="image/png"/>
  <manifest:file-entry manifest:full-path="Pictures/100000000000044600000311CB08B067.jpg" manifest:media-type="image/jpe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Standard">
      <style:text-properties fo:language="it" fo:country="IT"/>
    </style:style>
    <style:style style:name="P19" style:family="paragraph" style:parent-style-name="Standard">
      <style:text-properties fo:language="it" fo:country="IT" officeooo:rsid="000cd7e3" officeooo:paragraph-rsid="000cd7e3"/>
    </style:style>
    <style:style style:name="P20" style:family="paragraph" style:parent-style-name="hline-p-hr">
      <style:text-properties fo:language="it" fo:country="IT"/>
    </style:style>
    <style:style style:name="P21" style:family="paragraph" style:parent-style-name="Text_20_body" style:list-style-name="L1">
      <style:text-properties officeooo:paragraph-rsid="00093935"/>
    </style:style>
    <style:style style:name="P22" style:family="paragraph" style:parent-style-name="Text_20_body" style:list-style-name="L2">
      <style:text-properties officeooo:paragraph-rsid="00093935"/>
    </style:style>
    <style:style style:name="P23" style:family="paragraph" style:parent-style-name="Text_20_body" style:list-style-name="L3">
      <style:text-properties officeooo:paragraph-rsid="00093935"/>
    </style:style>
    <style:style style:name="P24" style:family="paragraph" style:parent-style-name="Text_20_body" style:list-style-name="L4">
      <style:text-properties officeooo:paragraph-rsid="00098b61"/>
    </style:style>
    <style:style style:name="P25" style:family="paragraph" style:parent-style-name="Text_20_body" style:list-style-name="L5">
      <style:text-properties officeooo:paragraph-rsid="00098b61"/>
    </style:style>
    <style:style style:name="P26" style:family="paragraph" style:parent-style-name="Text_20_body" style:list-style-name="L6">
      <style:text-properties officeooo:paragraph-rsid="00098b61"/>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paragraph-rsid="00098b61"/>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text-properties officeooo:paragraph-rsid="00098b61"/>
    </style:style>
    <style:style style:name="P34" style:family="paragraph" style:parent-style-name="Inside-itemize">
      <style:text-properties fo:language="it" fo:country="IT"/>
    </style:style>
    <style:style style:name="P35" style:family="paragraph" style:parent-style-name="Heading_20_1">
      <style:text-properties fo:language="it" fo:country="IT"/>
    </style:style>
    <style:style style:name="P36" style:family="paragraph" style:parent-style-name="Heading_20_1">
      <style:text-properties officeooo:paragraph-rsid="0007b4a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it" fo:country="IT"/>
    </style:style>
    <style:style style:name="P39" style:family="paragraph" style:parent-style-name="Heading_20_2">
      <style:text-properties fo:language="it" fo:country="IT"/>
    </style:style>
    <style:style style:name="P40"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86ca"/>
    </style:style>
    <style:style style:name="T5" style:family="text">
      <style:text-properties fo:language="it" fo:country="IT" officeooo:rsid="000cd7e3"/>
    </style:style>
    <style:style style:name="T6" style:family="text">
      <style:text-properties fo:language="it" fo:country="IT" fo:font-weight="normal" officeooo:rsid="000cd7e3" style:font-weight-asian="normal" style:font-weight-complex="normal"/>
    </style:style>
    <style:style style:name="T7"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5.</text:span></text:span><text:span text:style-name="textbf"><text:span text:style-name="T5">4</text:span></text:span><text:span text:style-name="textbf"><text:span text:style-name="T1">-5</text:span></text:span><text:span text:style-name="textbf"><text:span text:style-name="T5">4</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8"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5"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5"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8609347113627116444" text:style-name="L1">
        <text:list-item>
          <text:p text:style-name="P21">Interfaccia MDI per lavorare con più documenti contemporaneamente.</text:p>
        </text:list-item>
        <text:list-item>
          <text:p text:style-name="P21">Passaggio tra documenti utilizzando una comoda "selection tab".</text:p>
        </text:list-item>
        <text:list-item>
          <text:p text:style-name="P21">Utilizzo della combinazione Ctrl+Tab per cambiare il documento attivo.</text:p>
        </text:list-item>
        <text:list-item>
          <text:p text:style-name="P21">Possibilità di trascinare i documenti nell’editor per aprirli.</text:p>
        </text:list-item>
        <text:list-item>
          <text:p text:style-name="P21">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7369792761448627593" text:style-name="L2">
        <text:list-item>
          <text:p text:style-name="P22">Configurabile tramite appositi file.</text:p>
        </text:list-item>
        <text:list-item>
          <text:p text:style-name="P22">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22">Evidenziazione dinamica parentesi.</text:p>
        </text:list-item>
        <text:list-item>
          <text:p text:style-name="P22">Folding del codice sorgente con possibilità di scegliere la simbologia per la visualizzazione.</text:p>
        </text:list-item>
        <text:list-item>
          <text:p text:style-name="P22">Supporto per la modalità di Codifica documenti a 8 Bit, Metodo UCS-2 Big Endian, Metodo UCS-2 Little Endian, Metodo UTF-8, Metodo UTF-8 Cookie.</text:p>
        </text:list-item>
        <text:list-item>
          <text:p text:style-name="P22">Esportazione file in (mantenendo la colorazione della sintassi) HTML, RTF, PDF, LaTeX, XML.</text:p>
        </text:list-item>
        <text:list-item>
          <text:p text:style-name="P22">Modalità di gestione fine linea con CR+LF, solo CR, solo LF.</text:p>
        </text:list-item>
        <text:list-item>
          <text:p text:style-name="P22">Gestione Conversione tra sistemi differenti.</text:p>
        </text:list-item>
        <text:list-item>
          <text:p text:style-name="P22">Gestione Sessioni di lavoro con salvataggi sessione corrente e caricamento sessione salvata.</text:p>
        </text:list-item>
        <text:list-item>
          <text:p text:style-name="P22">Annulla e Ripristina a più livelli. Tutte le modifiche vengono registrate e possono essere annullate, le operazioni annullate possono essere facilmente ripristinate.</text:p>
        </text:list-item>
        <text:list-item>
          <text:p text:style-name="P22">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22">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22">Scripting attraverso l’utilizzo del linguaggio di programmazione LUA.</text:p>
        </text:list-item>
        <text:list-item>
          <text:p text:style-name="P22">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22">Supporto strumenti con gestione finestra di Output, gestione compilatori e programmi esterni.</text:p>
        </text:list-item>
        <text:list-item>
          <text:p text:style-name="P22">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22">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5"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8" text:outline-level="1"><draw:frame draw:style-name="fr2" draw:name="1D__down_scite_doc_guida_a_rscite_lua.png" text:anchor-type="paragraph" svg:x="0cm" svg:y="0.526cm" svg:width="2.928cm" svg:height="2.928cm" draw:z-index="12"><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5"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E9BB18AF.png" xlink:type="simple" xlink:show="embed" xlink:actuate="onLoad"/></draw:frame> </text:p>
      <text:p text:style-name="P6"/>
      <text:p text:style-name="Text_20_body"/>
      <text:h text:style-name="P35"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5"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2">Funzionalità Aggiuntiva </text:p>
          </table:table-cell>
          <table:table-cell table:style-name="Tabella2.A1" office:value-type="string">
            <text:p text:style-name="P2">Esempio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20"><draw:image xlink:href="Pictures/10000000000000C800000072E921275A.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21"><draw:image xlink:href="Pictures/10000000000000C800000059B34742E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1" office:value-type="string">
            <text:p text:style-name="P1"><draw:frame draw:style-name="fr4" draw:name="7D__down_scite_doc_guida_a_rscite_sample-tag.png" text:anchor-type="as-char" svg:width="4.586cm" svg:height="4.128cm" draw:z-index="22"><draw:image xlink:href="Pictures/10000000000000C8000000B45FAE5E54.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1" office:value-type="string">
            <text:p text:style-name="P1"><draw:frame draw:style-name="fr4" draw:name="8D__down_scite_doc_guida_a_rscite_sample-tidy.png" text:anchor-type="as-char" svg:width="4.586cm" svg:height="0.847cm" draw:z-index="23"><draw:image xlink:href="Pictures/10000000000000C800000025C7F3F53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9D__down_scite_doc_guida_a_rscite_sample-lisp.png" text:anchor-type="as-char" svg:width="4.586cm" svg:height="2.046cm" draw:z-index="24"><draw:image xlink:href="Pictures/10000000000000C80000005A68647D99.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10D__down_scite_doc_guida_a_rscite_sample-lisp2.png" text:anchor-type="as-char" svg:width="4.586cm" svg:height="1.517cm" draw:z-index="25"><draw:image xlink:href="Pictures/10000000000000C800000042A5EA14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1D__down_scite_doc_guida_a_rscite_sample-dcl.png" text:anchor-type="as-char" svg:width="4.586cm" svg:height="1.834cm" draw:z-index="26"><draw:image xlink:href="Pictures/10000000000000C800000050EDFAF99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2D__down_scite_doc_guida_a_rscite_sample-dcl2.png" text:anchor-type="as-char" svg:width="4.586cm" svg:height="1.729cm" draw:z-index="27"><draw:image xlink:href="Pictures/10000000000000C80000004BFCB2825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1" office:value-type="string">
            <text:p text:style-name="P1"><draw:frame draw:style-name="fr4" draw:name="13D__down_scite_doc_guida_a_rscite_sample-html2.png" text:anchor-type="as-char" svg:width="4.586cm" svg:height="1.799cm" draw:z-index="28"><draw:image xlink:href="Pictures/10000000000000C80000004E67AC532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1" office:value-type="string">
            <text:p text:style-name="P1"><draw:frame draw:style-name="fr4" draw:name="14D__down_scite_doc_guida_a_rscite_sample-php.png" text:anchor-type="as-char" svg:width="4.586cm" svg:height="1.446cm" draw:z-index="29"><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ext:soft-page-break/>
        <table:table-row>
          <table:table-cell table:style-name="Tabella2.A1"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1" office:value-type="string">
            <text:p text:style-name="P1"><draw:frame draw:style-name="fr4" draw:name="15D__down_scite_doc_guida_a_rscite_sample-php2.png" text:anchor-type="as-char" svg:width="4.586cm" svg:height="1.729cm" draw:z-index="30"><draw:image xlink:href="Pictures/10000000000000C80000004CC109BD0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1" office:value-type="string">
            <text:p text:style-name="P1"><draw:frame draw:style-name="fr4" draw:name="16D__down_scite_doc_guida_a_rscite_sample-vb.png" text:anchor-type="as-char" svg:width="4.586cm" svg:height="1.87cm" draw:z-index="31"><draw:image xlink:href="Pictures/10000000000000C8000000524230668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1" office:value-type="string">
            <text:p text:style-name="P1"><draw:frame draw:style-name="fr4" draw:name="17D__down_scite_doc_guida_a_rscite_sample-vb2.png" text:anchor-type="as-char" svg:width="4.586cm" svg:height="2.011cm" draw:z-index="32"><draw:image xlink:href="Pictures/10000000000000C800000058B40348A3.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1" office:value-type="string">
            <text:p text:style-name="P1"><draw:frame draw:style-name="fr4" draw:name="18D__down_scite_doc_guida_a_rscite_sample-vb3.png" text:anchor-type="as-char" svg:width="4.586cm" svg:height="1.588cm" draw:z-index="33"><draw:image xlink:href="Pictures/10000000000000C8000000459EA77110.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1" office:value-type="string">
            <text:p text:style-name="P1"><draw:frame draw:style-name="fr4" draw:name="19D__down_scite_doc_guida_a_rscite_sample-ascii.png" text:anchor-type="as-char" svg:width="4.586cm" svg:height="3.916cm" draw:z-index="34"><draw:image xlink:href="Pictures/10000000000000C8000000AA9BBB160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Supporto abbreviazioni per i seguenti linguaggi : <text:s text:c="2"/></text:p>
          </table:table-cell>
          <table:table-cell table:style-name="Tabella2.A1" office:value-type="string">
            <text:p text:style-name="P1"><draw:frame draw:style-name="fr4" draw:name="20D__down_scite_doc_guida_a_rscite_sample-abbrev.png" text:anchor-type="as-char" svg:width="4.586cm" svg:height="2.046cm" draw:z-index="35"><draw:image xlink:href="Pictures/10000000000000C80000005AF9F9CAEE.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1" office:value-type="string">
            <text:p text:style-name="P1"><draw:frame draw:style-name="fr4" draw:name="21D__down_scite_doc_guida_a_rscite_sample-lua.png" text:anchor-type="as-char" svg:width="4.586cm" svg:height="1.446cm" draw:z-index="36"><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manuale per linguaggio LUA</text:span></text:span><text:span text:style-name="T1"> </text:span></text:p>
          </table:table-cell>
          <table:table-cell table:style-name="Tabella2.A1" office:value-type="string">
            <text:p text:style-name="P1"><draw:frame draw:style-name="fr4" draw:name="22D__down_scite_doc_guida_a_rscite_sample-luaman.png" text:anchor-type="as-char" svg:width="4.586cm" svg:height="2.046cm" draw:z-index="37"><draw:image xlink:href="Pictures/10000000000000C80000005A4B6E8D5E.png" xlink:type="simple" xlink:show="embed" xlink:actuate="onLoad"/></draw:frame> </text:p>
          </table:table-cell>
        </table:table-row>
        <table:table-row>
          <table:table-cell table:style-name="Tabella2.A1" office:value-type="string">
            <text:p text:style-name="P1"/>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1" office:value-type="string">
            <text:p text:style-name="P1"><draw:frame draw:style-name="fr4" draw:name="23D__down_scite_doc_guida_a_rscite_sample-frhed.png" text:anchor-type="as-char" svg:width="4.586cm" svg:height="2.822cm" draw:z-index="38"><draw:image xlink:href="Pictures/10000000000000C80000007B46225D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4" draw:name="24D__down_scite_doc_guida_a_rscite_sample-kdiff.png" text:anchor-type="as-char" svg:width="4.586cm" svg:height="2.681cm" draw:z-index="39"><draw:image xlink:href="Pictures/10000000000000C8000000758801C767.png" xlink:type="simple" xlink:show="embed" xlink:actuate="onLoad"/></draw:frame> </text:p>
          </table:table-cell>
        </table:table-row>
        <table:table-row>
          <table:table-cell table:style-name="Tabella2.A1" office:value-type="string">
            <text:p text:style-name="P4"><draw:frame draw:style-name="fr4" draw:name="Immagine1" text:anchor-type="as-char" svg:width="18.274cm" svg:height="11.959cm" draw:z-index="40"><draw:image xlink:href="Pictures/10000000000003180000020716F43A81.png" xlink:type="simple" xlink:show="embed" xlink:actuate="onLoad"/></draw:frame></text:p>
          </table:table-cell>
          <table:table-cell table:style-name="Tabella2.A1" office:value-type="string">
            <text:p text:style-name="P4"/>
          </table:table-cell>
        </table:table-row>
        <text:soft-page-break/>
        <table:table-row>
          <table:table-cell table:style-name="Tabella2.A1"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5" draw:name="25D__down_scite_doc_guida_a_rscite_sample-winmerge.png" text:anchor-type="as-char" svg:width="7.962cm" svg:height="5.211cm" draw:z-index="41"><draw:image xlink:href="Pictures/10000000000003180000020716F43A8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1" office:value-type="string">
            <text:p text:style-name="P1"><draw:frame draw:style-name="fr4" draw:name="26D__down_scite_doc_guida_a_rscite_sample-context.png" text:anchor-type="as-char" svg:width="4.586cm" svg:height="1.517cm" draw:z-index="42"><draw:image xlink:href="Pictures/10000000000000C80000004327717E7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1" office:value-type="string">
            <text:p text:style-name="P1"><draw:frame draw:style-name="fr4" draw:name="27D__down_scite_doc_guida_a_rscite_sample-setup.png" text:anchor-type="as-char" svg:width="4.586cm" svg:height="3.175cm" draw:z-index="43"><draw:image xlink:href="Pictures/10000000000000C80000008AF7458D1B.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5">File LISP : Esegui in CAD. </text:span></text:span><text:span text:style-name="textbf"><text:span text:style-name="T6">Nei file LSP (Lisp) è possibile utilizzare il tasto F5 per caricare il file corrente nel CAD </text:span></text:span><text:span text:style-name="T1"><text:s/></text:span><text:span text:style-name="T5">aperto al momento.</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Menu Contestua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terprete Diretto Espressioni Lu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titore Testo-&gt;Abbreviazione/Templa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lenco TODO</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Finestre Multip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Apertura Gestione Risors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Trasparenza finestra di Sci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ppunti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vanzato Segnalibri/Bookmarks</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Ricerca Contestuale Online (CTRL+F1)</text:span></text:span><text:span text:style-name="T1"> <text:s text:c="3"/></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rova/Sostituisci su file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BOM per file con codifica Unicod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sione valori decimali-esadecimali-binar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Non siamo mica qui... </text:span></text:span><text:span text:style-name="T1"><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Disegna/Calcola espressione matematic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Oltre a quanto riportato in questo elenco, sono presenti molte modifiche, secondarie, alle impostazioni di base (es.: margini, numeri linea ecc..). </text:p>
          </table:table-cell>
          <table:table-cell table:style-name="Tabella2.A1" office:value-type="string">
            <text:p text:style-name="P1"/>
          </table:table-cell>
        </table:table-row>
      </table:table>
      <text:p text:style-name="Text_20_body"/>
      <text:h text:style-name="P35"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1"><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2"><draw:image xlink:href="Pictures/1000000000000130000000B288FB971D.png" xlink:type="simple" xlink:show="embed" xlink:actuate="onLoad"/></draw:frame> </text:p>
      <text:p text:style-name="P6"/>
      <text:p text:style-name="P11"/>
      <text:h text:style-name="Heading_20_2" text:outline-level="2">Cosa contiene F12 </text:h>
      <text:list xml:id="list1930643956989575706" text:style-name="L3">
        <text:list-item>
          <text:p text:style-name="P23"><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3"><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3"><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3"><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3"><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3"><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3"><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3"><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3"><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3"><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3"><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3"><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3"><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3"><text:span text:style-name="textbf"><text:span text:style-name="T1">Eliminazione Righe Vuote </text:span></text:span><text:span text:style-name="T1"><text:line-break/>Questa funzione non fa altro che eliminare le linee Vuote dal file corrente. </text:span></text:p>
        </text:list-item>
        <text:list-item>
          <text:p text:style-name="P23"><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3"><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3"><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3"><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3"><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3"><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3"><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3"><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3"><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3"><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3"><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3"><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3"><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3"><text:span text:style-name="textbf"><text:span text:style-name="T1">Gestore Finestre</text:span></text:span><text:span text:style-name="T1"> <text:line-break/>Consente l’allineamento e la gestione delle finestre multiple di SciTE. </text:span></text:p>
        </text:list-item>
        <text:list-item>
          <text:p text:style-name="P23"><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3"><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3"><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3"><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3"><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3"><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3"><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3"><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3"><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3"><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3"><text:span text:style-name="textbf"><text:span text:style-name="T1">Codifica/decodifica in Base64</text:span></text:span><text:span text:style-name="T1"> <text:line-break/>Consente di codificare a decodificare una stringa usando l’algoritmo BASE64. </text:span></text:p>
        </text:list-item>
        <text:list-item>
          <text:p text:style-name="P23"><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3"><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3"><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3"><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3"><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3"><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3"><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3"><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3"><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3"><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3"><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3"><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3"><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7"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3"><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4"><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5"><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6"><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7"><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8"><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9"><draw:image xlink:href="Pictures/10000000000002D4000001F9AE1214BE.png" xlink:type="simple" xlink:show="embed" xlink:actuate="onLoad"/></draw:frame> </text:p>
      <text:h text:style-name="P36"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5790774098740980759"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4">Confronta e permette la fusione fra due o tre sorgenti di testo come file o intere cartelle; </text:p>
        </text:list-item>
        <text:list-item>
          <text:p text:style-name="P34">Consente la visualizzazione delle differenze in modalità linea o carattere; </text:p>
        </text:list-item>
        <text:list-item>
          <text:p text:style-name="P34">Permette la fusione semplificata dei file attraverso l’uso di funzioni automatiche; </text:p>
        </text:list-item>
        <text:list-item>
          <text:p text:style-name="P34">Dispone di un facile editore per la l’unione dei file e la risoluzione dei conflitti che possono insorgere; </text:p>
        </text:list-item>
        <text:list-item>
          <text:p text:style-name="P34">Consente l’utilizzo delle connessioni di rete attraverso l’uso di KIO; </text:p>
        </text:list-item>
        <text:list-item>
          <text:p text:style-name="P34">Consente di evidenziare o nascondere le modifiche apportate da spazi bianchi o commenti; </text:p>
        </text:list-item>
        <text:list-item>
          <text:p text:style-name="P34">Supporto per codifica Unicode, UTF-8 e altre...; </text:p>
        </text:list-item>
        <text:list-item>
          <text:p text:style-name="P34">Consente la stampa delle differenze; </text:p>
        </text:list-item>
        <text:list-item>
          <text:p text:style-name="P34">Supporto per "version control keyword and history"; </text:p>
        </text:list-item>
        <text:list-item>
          <text:p text:style-name="P34"><text:soft-page-break/>Manuale in formato HTML.</text:p>
        </text:list-item>
      </text:list>
      <text:p text:style-name="P5"/>
      <text:p text:style-name="P7"><draw:frame draw:style-name="fr4" draw:name="37D__down_scite_doc_guida_a_rscite_kdiff3.png" text:anchor-type="as-char" svg:width="17.78cm" svg:height="13.229cm" draw:z-index="10"><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3160678746575774077" text:style-name="L4">
        <text:list-item>
          <text:p text:style-name="P24">Supporto per Microsoft Windows 98/ME/2000/XP/2003/Vista/2008/7.</text:p>
        </text:list-item>
        <text:list-item>
          <text:p text:style-name="P24">Supporto per file in formato Windows, Unix e Mac.</text:p>
        </text:list-item>
        <text:list-item>
          <text:p text:style-name="P24">Supporto per codifica Unicode, UTF-8 e altre...</text:p>
        </text:list-item>
        <text:list-item>
          <text:p text:style-name="P24">Interfaccia a sezioni (Tab).</text:p>
        </text:list-item>
        <text:list-item>
          <text:p text:style-name="P24">Modalità visuale per confronto e unione.</text:p>
        </text:list-item>
        <text:list-item>
          <text:p text:style-name="P24"><text:soft-page-break/>Editor flessibile con evidenziazione della sintassi, numeri di linea e ritorno a capo.</text:p>
        </text:list-item>
        <text:list-item>
          <text:p text:style-name="P24">Visualizzazione delle differenze in due pannelli verticali con modalità di unione subito attiva.</text:p>
        </text:list-item>
        <text:list-item>
          <text:p text:style-name="P24">Riconoscimento linee spostate.</text:p>
        </text:list-item>
        <text:list-item>
          <text:p text:style-name="P24">Confronto cartelle con supporto per espressioni regolari.</text:p>
        </text:list-item>
        <text:list-item>
          <text:p text:style-name="P24">Confronto cartelle con dimensioni e date.</text:p>
        </text:list-item>
        <text:list-item>
          <text:p text:style-name="P24">Supporto per il confronto di sottocartelle.</text:p>
        </text:list-item>
        <text:list-item>
          <text:p text:style-name="P24">Supporto per il controllo delle versioni con modalità di risoluzione conflitti e applicazione patch.</text:p>
        </text:list-item>
        <text:list-item>
          <text:p text:style-name="P24">Supporto per gli archivi in formato 7-Zip.</text:p>
        </text:list-item>
        <text:list-item>
          <text:p text:style-name="P24">Supporto per Plugin aggiuntivi.</text:p>
        </text:list-item>
        <text:list-item>
          <text:p text:style-name="P24">Manuale online ed offline in formato HTML.</text:p>
        </text:list-item>
      </text:list>
      <text:p text:style-name="center"><text:span text:style-name="T1"><draw:frame draw:style-name="fr4" draw:name="38D__down_scite_doc_guida_a_rscite_winmerge.png" text:anchor-type="as-char" svg:width="18.274cm" svg:height="11.959cm" draw:z-index="11"><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8"><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7577313431539512127" text:style-name="L5">
        <text:list-item>
          <text:p text:style-name="P25">Applicazione nativa 32 bit Windows con supporto ai file con nomi lunghi e dimensione file editabili limitata solo dalla quantità di memoria presente nel sistema.</text:p>
        </text:list-item>
        <text:list-item>
          <text:p text:style-name="P25">Dimensione programma ridotta (circa 100k) con caricamento istantaneo.</text:p>
        </text:list-item>
        <text:list-item>
          <text:p text:style-name="P25">Taglia, copia e incolla di valori binari.</text:p>
        </text:list-item>
        <text:list-item>
          <text:p text:style-name="P25">Sintassi per descrivere valori di tipo byte, word, longword, float and double binary.</text:p>
        </text:list-item>
        <text:list-item>
          <text:p text:style-name="P25">Inserimento diretto di valori esadecimali o di testo.</text:p>
        </text:list-item>
        <text:list-item>
          <text:p text:style-name="P25">Possibilità di confrontare due file.</text:p>
        </text:list-item>
        <text:list-item>
          <text:p text:style-name="P25">Trova/Sostituisci di qualsiasi combinazione di valori testuali o esadecimali.</text:p>
        </text:list-item>
        <text:list-item>
          <text:p text:style-name="P25">Manipolazione diretta dei bit.</text:p>
        </text:list-item>
        <text:list-item>
          <text:p text:style-name="P25">Esportazione hexdump.</text:p>
        </text:list-item>
        <text:list-item>
          <text:p text:style-name="P25">Impostazione automatica/manuale dei byte visualizzati.</text:p>
        </text:list-item>
        <text:list-item>
          <text:p text:style-name="P25">Possibilità di personalizzare la dimensione dei font, il set dei caratteri, i colori e lo sfondo.</text:p>
        </text:list-item>
        <text:list-item>
          <text:p text:style-name="P25">Supporto per formati binari Intel e Motorola.</text:p>
        </text:list-item>
        <text:list-item>
          <text:p text:style-name="P25">Comando per "Inviare a...".</text:p>
        </text:list-item>
        <text:list-item>
          <text:p text:style-name="P25">Supporto per segnalibri personalizzabili.</text:p>
        </text:list-item>
        <text:list-item>
          <text:p text:style-name="P25">Supporto per il caricamento parziale dei file.</text:p>
        </text:list-item>
        <text:list-item>
          <text:p text:style-name="P25">Drag &amp; Drop.</text:p>
        </text:list-item>
        <text:list-item>
          <text:p text:style-name="P25">Possibilità di applicare modelli a informazioni strutturate.</text:p>
        </text:list-item>
        <text:list-item>
          <text:p text:style-name="P25"><text:soft-page-break/>Accesso diretto ai settori dei dischi.</text:p>
        </text:list-item>
        <text:list-item>
          <text:p text:style-name="P25">Supporto alla Crittografia.</text:p>
        </text:list-item>
        <text:list-item>
          <text:p text:style-name="P25">Sorgenti disponibili e liberamente modificabili secondo la licenza GPL.</text:p>
        </text:list-item>
        <text:list-item>
          <text:p text:style-name="P25">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3013338673275926110" text:style-name="list">
        <text:list-header>
          <text:p text:style-name="P40">&lt;h1&gt;Titolo <text:s/></text:p>
          <text:p text:style-name="P40">&lt;h2&gt;Sottotitolo&lt;/h2&gt; </text:p>
        </text:list-header>
        <text:list-item>
          <text:p text:style-name="P40"/>
        </text:list-item>
      </text:list>
      <text:p text:style-name="Text_20_body">viene corretto in : </text:p>
      <text:list xml:id="list174814673160355" text:style-name="list">
        <text:list-header>
          <text:p text:style-name="P40">&lt;h1&gt;Titolo&lt;h1&gt; <text:s/></text:p>
          <text:p text:style-name="P40">&lt;h2&gt;Sottotitolo&lt;/h2&gt; </text:p>
        </text:list-header>
        <text:list-item>
          <text:p text:style-name="P40"/>
        </text:list-item>
      </text:list>
      <text:p text:style-name="Text_20_body"><text:span text:style-name="textbf"><text:span text:style-name="T1">Correzione ordinamento TAG</text:span></text:span><text:span text:style-name="T1"> : </text:span></text:p>
      <text:list xml:id="list174814673170350" text:style-name="list">
        <text:list-header>
          <text:p text:style-name="P40">&lt;p&gt;Questo è un paragrafo &lt;b&gt;grassetto &lt;i&gt; <text:s/></text:p>
          <text:p text:style-name="P40">grassetto italico&lt;/b&gt; grassetto?&lt;/i&gt; normale? </text:p>
        </text:list-header>
        <text:list-item>
          <text:p text:style-name="P40"/>
        </text:list-item>
      </text:list>
      <text:p text:style-name="Text_20_body">viene corretto in : </text:p>
      <text:list xml:id="list174814673150258" text:style-name="list">
        <text:list-header>
          <text:p text:style-name="P40">&lt;p&gt;Questo è un paragrafo &lt;b&gt;grassetto &lt;i&gt; <text:s/></text:p>
          <text:p text:style-name="P40">grassetto italico&lt;/i&gt; grassetto?&lt;/b&gt; normale? </text:p>
        </text:list-header>
        <text:list-item>
          <text:p text:style-name="P40"/>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40">&lt;td&gt;&lt;img src="prova.gif"&gt;&lt;/td&gt; </text:p>
          <text:p text:style-name="P40">&lt;td&gt;&lt;img src="prova.gif"&gt;&lt;/td&gt; </text:p>
        </text:list-header>
        <text:list-item>
          <text:p text:style-name="P40"/>
        </text:list-item>
      </text:list>
      <text:p text:style-name="Text_20_body">viene trasformato in : </text:p>
      <text:list xml:id="list174814673173619" text:style-name="list">
        <text:list-header>
          <text:p text:style-name="P40">&lt;td&gt; &lt;img src="prova.gif"&gt; &lt;/td&gt; <text:s/></text:p>
          <text:p text:style-name="P40">&lt;td&gt; &lt;img src="prova.gif"&gt; &lt;/td&gt; </text:p>
        </text:list-header>
        <text:list-item>
          <text:p text:style-name="P40"/>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9"><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3"><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9"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40"><text:soft-page-break/>command.go.$(file.patterns.php)= </text:p>
        </text:list-header>
        <text:list-item>
          <text:p text:style-name="P40"/>
        </text:list-item>
      </text:list>
      <text:p text:style-name="Text_20_body">Se, ad esempio, avessimo installato PHP-GTK (file php.exe) in c:\php-gtk2, dovremo scrivere : </text:p>
      <text:list xml:id="list174814689142843" text:style-name="list">
        <text:list-header>
          <text:p text:style-name="P40">command.go.$(file.patterns.php)=”C:/PHP-Gtk2/php.exe” -f “$(FilePath)” </text:p>
        </text:list-header>
        <text:list-item>
          <text:p text:style-name="P40"/>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7311874231049580713" text:style-name="L6">
        <text:list-item>
          <text:p text:style-name="P26">Posizionarsi nella cartella in cui è installato RSciTE (solitamente C:\Programmi\RScite).</text:p>
        </text:list-item>
        <text:list-item>
          <text:p text:style-name="P26">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4"><draw:image xlink:href="Pictures/10000000000001F40000013CE0F80035.png" xlink:type="simple" xlink:show="embed" xlink:actuate="onLoad"/></draw:frame> </text:p>
      <text:p text:style-name="P6"/>
      <text:p text:style-name="Text_20_body"><text:soft-page-break/>Ecco comparire l’aiuto relativo! </text:p>
      <text:h text:style-name="P39"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40">BRACKET: #000099 <text:s/></text:p>
          <text:p text:style-name="P40">COMMENT: #FF9900 <text:s/></text:p>
          <text:p text:style-name="P40">CONSTANT: #552200 <text:s/></text:p>
          <text:p text:style-name="P40">FUNCTION KEYWORDS: #0000FF <text:s/></text:p>
          <text:p text:style-name="P40">FUNCTIONS: #0000FF <text:s/></text:p>
          <text:p text:style-name="P40">IDENTIFIER: #000000 <text:s/></text:p>
          <text:p text:style-name="P40">NUMBER: #FF0000 <text:s/></text:p>
          <text:p text:style-name="P40">OPERATOR: #0000FF <text:s/></text:p>
          <text:p text:style-name="P40">RESERVED: #006600 <text:s/></text:p>
          <text:p text:style-name="P40">STRING: #CC0000 <text:s/></text:p>
          <text:p text:style-name="P40">TYPES: #009999 <text:s/></text:p>
          <text:p text:style-name="P40">VARIABLES: #0066FF <text:s/></text:p>
          <text:p text:style-name="P40">TAGS: #000099</text:p>
        </text:list-header>
        <text:list-item>
          <text:p text:style-name="P40"/>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40">style.hypertext.1 (Tags) <text:s/></text:p>
          <text:p text:style-name="P40">style.hypertext.34 (Testo Predefinito) <text:s/></text:p>
          <text:p text:style-name="P40">style.hypertext.35 (Testo Predefinito) <text:s/></text:p>
          <text:p text:style-name="P40">style.hypertext.118 (Identificatori) <text:s/></text:p>
          <text:p text:style-name="P40">style.hypertext.119 (Stringhe racchiuse tra doppi apici) <text:s/></text:p>
          <text:p text:style-name="P40">style.hypertext.120 (Stringhe racchiuse tra apici singoli) <text:s/></text:p>
          <text:p text:style-name="P40">style.hypertext.121 (Parole chiave) <text:s/></text:p>
          <text:p text:style-name="P40">style.hypertext.122 (Numeri) <text:s/></text:p>
          <text:p text:style-name="P40">style.hypertext.123 (Variabili) <text:s/></text:p>
          <text:p text:style-name="P40">style.hypertext.124 (Commenti) <text:s/></text:p>
          <text:p text:style-name="P40">style.hypertext.125 (Commenti a linea singola) <text:s/></text:p>
          <text:p text:style-name="P40">style.hypertext.126 (Variabili PHP presenti nelle stringhe) <text:s/></text:p>
          <text:p text:style-name="P40">style.hypertext.127 (Operatori)</text:p>
        </text:list-header>
        <text:list-item>
          <text:p text:style-name="P40"/>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40">style.hypertext.1=fore:#000099 <text:s/></text:p>
          <text:p text:style-name="P40">style.hypertext.34=fore:#FF0000 <text:s/></text:p>
          <text:p text:style-name="P40">style.hypertext.35=fore:#FF0000 <text:s/></text:p>
          <text:p text:style-name="P40">style.hypertext.118=fore:#000000 <text:s/></text:p>
          <text:p text:style-name="P40">style.hypertext.119=fore:#CC0000 <text:s/></text:p>
          <text:p text:style-name="P40">style.hypertext.120=fore:#CC0000 <text:s/></text:p>
          <text:p text:style-name="P40">style.hypertext.121=fore:#0000FF <text:s/></text:p>
          <text:p text:style-name="P40">style.hypertext.122=fore:#FF0000 <text:s/></text:p>
          <text:p text:style-name="P40"><text:soft-page-break/>style.hypertext.123=fore:#0066FF <text:s/></text:p>
          <text:p text:style-name="P40">style.hypertext.124=fore:#FF9900 <text:s/></text:p>
          <text:p text:style-name="P40">style.hypertext.125=fore:#FF9900 <text:s/></text:p>
          <text:p text:style-name="P40">style.hypertext.126=fore:#0066FF <text:s/></text:p>
          <text:p text:style-name="P40">style.hypertext.127=fore:#000099 </text:p>
        </text:list-header>
        <text:list-item>
          <text:p text:style-name="P40"/>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40">#########Definizione Colori per fondo nero########### </text:p>
          <text:p text:style-name="P40">#impostazioni generali <text:s/></text:p>
          <text:p text:style-name="P40">style.*.32=$(font.base),back:#000000,fore:#ffffff <text:s/></text:p>
          <text:p text:style-name="P40">style.*.33=back:000000,$(font.base) <text:s/></text:p>
          <text:p text:style-name="P40">style.*.37=fore:#939393 <text:s/></text:p>
          <text:p text:style-name="P40">caret.fore=#FFFFFF <text:s/></text:p>
          <text:p text:style-name="P40">selection.alpha=75 <text:s/></text:p>
          <text:p text:style-name="P40">selection.back=#FFFFFF <text:s/></text:p>
          <text:p text:style-name="P40">colour.keyword=fore:#649bff <text:s/></text:p>
          <text:p text:style-name="P40">colour.operator=fore:#727272 </text:p>
          <text:p text:style-name="P40">style.errorlist.32=$(font.small),back:#ffffff </text:p>
          <text:p text:style-name="P40">###Impostazioni linguaggio Lua### </text:p>
          <text:p text:style-name="P40">style.lua.32=$(font.code.base) <text:s/></text:p>
          <text:p text:style-name="P40">style.lua.13=$(style.lua.5) <text:s/></text:p>
          <text:p text:style-name="P40">style.lua.14=$(style.lua.5) <text:s/></text:p>
          <text:p text:style-name="P40">style.lua.15=$(style.lua.5) <text:s/></text:p>
          <text:p text:style-name="P40">style.lua.16=$(style.lua.5) <text:s/></text:p>
          <text:p text:style-name="P40">style.lua.17=$(style.lua.5) <text:s/></text:p>
          <text:p text:style-name="P40">style.lua.18=$(style.lua.5) <text:s/></text:p>
          <text:p text:style-name="P40">style.lua.19=$(style.lua.5) </text:p>
          <text:p text:style-name="P40"># Literal string <text:s/></text:p>
          <text:p text:style-name="P40">style.lua.8=$(colour.string),$(font.code.comment.box) <text:s/></text:p>
          <text:p text:style-name="P40"># Block comment (Lua 5.0) <text:s/></text:p>
          <text:p text:style-name="P40">style.lua.1=$(colour.code.comment.box),$(font.code.comment.box),eolfilled <text:s/></text:p>
          <text:p text:style-name="P40"># End of line where string is not closed <text:s/></text:p>
          <text:p text:style-name="P40">style.lua.12=eolfilled </text:p>
          <text:p text:style-name="P40">###Impostazioni linguaggio HTML### </text:p>
          <text:p text:style-name="P40">#HTML <text:s/></text:p>
          <text:p text:style-name="P40">style.hypertext.0=$(font.text) <text:s/></text:p>
          <text:p text:style-name="P40">#HTML TAG <text:s/></text:p>
          <text:p text:style-name="P40">style.hypertext.1=fore:#0000ff </text:p>
          <text:p text:style-name="P40">### Embedded Javascript ### <text:s/></text:p>
          <text:p text:style-name="P40">colour.embedded.js=back:#000000 <text:s/></text:p>
          <text:p text:style-name="P40"># JS Default <text:s/></text:p>
          <text:p text:style-name="P40">style.hypertext.41=bold,$(fontcolour.js),eolfilled <text:s/></text:p>
          <text:p text:style-name="P40"># JS Word <text:s/></text:p>
          <text:p text:style-name="P40">style.hypertext.46=$(fontcolour.js) </text:p>
          <text:p text:style-name="P40">###Impostazioni linguaggio PHP### <text:s/></text:p>
          <text:p text:style-name="P40"># Default <text:s/></text:p>
          <text:p text:style-name="P40">style.hypertext.118=eolfilled <text:s/></text:p>
          <text:p text:style-name="P40"># Double quoted String <text:s/></text:p>
          <text:p text:style-name="P40">style.hypertext.119=fore:#007F00 <text:s/></text:p>
          <text:p text:style-name="P40"># Single quoted string <text:s/></text:p>
          <text:p text:style-name="P40"><text:soft-page-break/>style.hypertext.120=fore:#009F00 <text:s/></text:p>
          <text:p text:style-name="P40"># Keyword <text:s/></text:p>
          <text:p text:style-name="P40">style.hypertext.121=$(colour.keyword) <text:s/></text:p>
          <text:p text:style-name="P40"># Number <text:s/></text:p>
          <text:p text:style-name="P40">style.hypertext.122=fore:#CC9900 <text:s/></text:p>
          <text:p text:style-name="P40"># Variable <text:s/></text:p>
          <text:p text:style-name="P40">style.hypertext.123=bold <text:s/></text:p>
          <text:p text:style-name="P40"># Comment <text:s/></text:p>
          <text:p text:style-name="P40">style.hypertext.124=fore:#999999,$(font.comment) <text:s/></text:p>
          <text:p text:style-name="P40"># One line comment <text:s/></text:p>
          <text:p text:style-name="P40">style.hypertext.125=fore:#666666,italics,$(font.comment) <text:s/></text:p>
          <text:p text:style-name="P40"># PHP variable in double quoted string <text:s/></text:p>
          <text:p text:style-name="P40">style.hypertext.126=fore:#00007F,italics <text:s/></text:p>
          <text:p text:style-name="P40"># PHP operator <text:s/></text:p>
          <text:p text:style-name="P40">style.hypertext.127= </text:p>
          <text:p text:style-name="P40">###Impostazioni linguaggio XML### </text:p>
          <text:p text:style-name="P40"># XML: eXtensible Markup Language <text:s/></text:p>
          <text:p text:style-name="P40"># Default <text:s/></text:p>
          <text:p text:style-name="P40">style.xml.0=$(font.text) <text:s/></text:p>
          <text:p text:style-name="P40"># Tags <text:s/></text:p>
          <text:p text:style-name="P40">style.xml.1=fore:#aaaa00 </text:p>
          <text:p text:style-name="P40">###Impostazioni linguaggio Batch### </text:p>
          <text:p text:style-name="P40"># Default Batch files <text:s/></text:p>
          <text:p text:style-name="P40">style.batch.0=$(font.text) <text:s/></text:p>
          <text:p text:style-name="P40"># operators <text:s/></text:p>
          <text:p text:style-name="P40">style.batch.7=$(font.text) </text:p>
          <text:p text:style-name="P40">###Impostazioni linguaggio InnoSetup### </text:p>
          <text:p text:style-name="P40"># Keyword <text:s/></text:p>
          <text:p text:style-name="P40">style.inno.2=$(colour.keyword) <text:s/></text:p>
          <text:p text:style-name="P40"># Parameter <text:s/></text:p>
          <text:p text:style-name="P40">style.inno.3=$(colour.keyword) </text:p>
          <text:p text:style-name="P40">#impostazioni per stampa corretta con fondo nero </text:p>
          <text:p text:style-name="P40">#colori invertiti </text:p>
          <text:p text:style-name="P40">print.colour.mode=1 <text:s/></text:p>
        </text:list-header>
        <text:list-item>
          <text:p text:style-name="P40"/>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6823940899525058310" text:style-name="L7">
        <text:list-item>
          <text:p text:style-name="P27"><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3289522063973990506" text:style-name="L8">
        <text:list-item>
          <text:p text:style-name="P28"><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5236683657077599321" text:style-name="L9">
        <text:list-item>
          <text:p text:style-name="P29"><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9"><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9"><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9"><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7745852617087280478" text:style-name="L10">
        <text:list-item>
          <text:p text:style-name="P30"><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8549194714890857591" text:style-name="L11">
        <text:list-item>
          <text:p text:style-name="P31"><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4673139405035932823" text:style-name="L12">
        <text:list-item>
          <text:p text:style-name="P32"><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4419968419656786587" text:style-name="L13">
        <text:list-item>
          <text:p text:style-name="P33"><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3"><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3"><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3"><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3"><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7">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4.0.3$Windows_x86 LibreOffice_project/de093506bcdc5fafd9023ee680b8c60e3e0645d7</meta:generator>
    <meta:creation-date>2014-12-16 13:45:00</meta:creation-date>
    <dc:date>2015-03-09T07:58:34.287000000</dc:date>
    <dc:creator>Roberto Rossi</dc:creator>
    <meta:editing-duration>PT1H14M55S</meta:editing-duration>
    <meta:editing-cycles>17</meta:editing-cycles>
    <meta:document-statistic meta:table-count="2" meta:image-count="44" meta:object-count="0" meta:page-count="37" meta:paragraph-count="750" meta:word-count="7591" meta:character-count="54607" meta:non-whitespace-character-count="47128"/>
  </office:meta>
</office:document-meta>
</file>